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scadia Mono PL" svg:font-family="'Cascadia Mono PL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11.601cm"/>
    </style:style>
    <style:style style:name="co5" style:family="table-column">
      <style:table-column-properties fo:break-before="auto" style:column-width="10.784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scadia Mono PL"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arrayIter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rray Interations on some Unique problems</text:p>
          </table:table-cell>
          <table:covered-table-cell table:number-columns-repeated="6" table:style-name="Default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2" office:value-type="string" calcext:value-type="string">
            <text:p>SI No</text:p>
          </table:table-cell>
          <table:table-cell table:style-name="ce2" office:value-type="string" calcext:value-type="string">
            <text:p>File Name</text:p>
          </table:table-cell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olved Language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rayPrblm1</text:p>
          </table:table-cell>
          <table:table-cell office:value-type="string" calcext:value-type="string">
            <text:p>The Two Dishes</text:p>
          </table:table-cell>
          <table:table-cell office:value-type="string" calcext:value-type="string">
            <text:p>To find max abs diff between two elements that is sum of given number</text:p>
          </table:table-cell>
          <table:table-cell office:value-type="string" calcext:value-type="string">
            <text:p>Codechef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<text:a xlink:href="https://www.codechef.com/LP1TO201/problems/MAX_DIFF" xlink:type="simple">https://www.codechef.com/LP1TO201/problems/MAX_DIFF</text:a></text:p>
          </table:table-cell>
        </table:table-row>
        <table:table-row table:style-name="ro2" table:number-rows-repeated="13">
          <table:table-cell table:number-columns-repeated="7"/>
        </table:table-row>
        <table:table-row table:style-name="ro2">
          <table:table-cell table:style-name="ce4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scadia Mono PL" svg:font-family="'Cascadia Mono PL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5T20:07:41.295368760</meta:creation-date>
    <dc:date>2022-02-05T20:25:26.124974671</dc:date>
    <meta:editing-duration>PT7M34S</meta:editing-duration>
    <meta:editing-cycles>1</meta:editing-cycles>
    <meta:document-statistic meta:table-count="1" meta:cell-count="15" meta:object-count="0"/>
    <meta:generator>LibreOffice/6.4.7.2$Linux_X86_64 LibreOffice_project/40$Build-2</meta:generator>
  </office:meta>
</office:document-meta>
</file>